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1f4f6d" officeooo:paragraph-rsid="001f4f6d" style:font-size-asian="21pt" style:font-size-complex="24pt"/>
    </style:style>
    <style:style style:name="P4" style:family="paragraph" style:parent-style-name="Text_20_body">
      <style:paragraph-properties fo:text-align="start" style:justify-single-word="false"/>
      <style:text-properties fo:font-size="24pt" officeooo:rsid="001f4f6d" officeooo:paragraph-rsid="001f4f6d" style:font-size-asian="21pt" style:font-size-complex="24pt"/>
    </style:style>
    <style:style style:name="P5" style:family="paragraph" style:parent-style-name="Text_20_body">
      <style:text-properties officeooo:rsid="001f4f6d" officeooo:paragraph-rsid="002139fd"/>
    </style:style>
    <style:style style:name="P6" style:family="paragraph" style:parent-style-name="Text_20_body">
      <style:text-properties officeooo:rsid="0022dd23" officeooo:paragraph-rsid="0022dd23"/>
    </style:style>
    <style:style style:name="P7" style:family="paragraph" style:parent-style-name="Text_20_body">
      <style:text-properties officeooo:rsid="0022dd23" officeooo:paragraph-rsid="0023cb75"/>
    </style:style>
    <style:style style:name="T1" style:family="text">
      <style:text-properties officeooo:rsid="001f4f6d"/>
    </style:style>
    <style:style style:name="T2" style:family="text">
      <style:text-properties fo:font-size="40pt" officeooo:rsid="001f4f6d" style:font-size-asian="40pt" style:font-size-complex="40pt"/>
    </style:style>
    <style:style style:name="T3" style:family="text">
      <style:text-properties officeooo:rsid="002139fd"/>
    </style:style>
    <style:style style:name="T4" style:family="text">
      <style:text-properties officeooo:rsid="0023cb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>Relatório Trabalho Prático - <text:span text:style-name="T1">1ª Fase</text:span></text:h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Diogo Alexandre Alves da Silva nº 31504</text:p>
      <text:p text:style-name="P3">Data</text:p>
      <text:p text:style-name="P3">26 março de 2025</text:p>
      <text:p text:style-name="P3">Estruturas de Dados Avançada<text:span text:style-name="T3">s</text:span></text:p>
      <text:p text:style-name="P3"/>
      <text:p text:style-name="P4"><text:soft-page-break/>Índi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soft-page-break/>Introdução</text:h>
      <text:p text:style-name="P5">Este trabalho foi desenvolvido no âmbito <text:span text:style-name="T3">da disciplina de Estruturas de Dados Avançadas, onde o professor Luís Ferreira nos propôs um trabalho prático para avaliação.</text:span></text:p>
      <text:p text:style-name="P5"><text:span text:style-name="T3">Este trabalho prático teve como intuito, reforçar os conhecimentos adquiridos nas aulas principalmente nos tópicos de definição e manipulação de estruturas de dados dinâmicas, neste caso, uma lista.</text:span></text:p>
      <text:p text:style-name="P6">Para além disso o trabalho aborda temas como, manipulação de ficheiros, modularização e a documentação do código.</text:p>
      <text:p text:style-name="P6">Com isso em mente o trabalho que foi proposto pelo professor foi, considerar uma cidade com várias antenas em que cada antena é sintonizada em uma frequência específica indicada por um carácter, com isso deveria-mos fazer a gestão do mapa dessa cidade onde teríamos de ter cuidado com a interferência que as antenas poderiam causar.</text:p>
      <text:p text:style-name="P7">Para a solução deste problema apresentado pelo professor <text:span text:style-name="T4">utilizei a linguagem C e para uma documentação do código escolhi o doxygen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Heading_20_2" text:outline-level="2">Desenvolvimento</text:h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01.457942022</meta:creation-date>
    <dc:date>2025-03-24T18:05:37.077698230</dc:date>
    <meta:editing-duration>PT3M40S</meta:editing-duration>
    <meta:editing-cycles>1</meta:editing-cycles>
    <meta:generator>LibreOffice/24.8.5.2$Linux_X86_64 LibreOffice_project/480$Build-2</meta:generator>
    <meta:document-statistic meta:table-count="0" meta:image-count="0" meta:object-count="0" meta:page-count="4" meta:paragraph-count="13" meta:word-count="171" meta:character-count="1096" meta:non-whitespace-character-count="938"/>
  </office:meta>
</office:document-meta>
</file>